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cm" fo:margin-bottom="0cm" fo:text-align="justify" style:justify-single-word="false"/>
    </style:style>
    <style:style style:name="P4" style:family="paragraph" style:parent-style-name="Standard" style:list-style-name="L1">
      <style:paragraph-properties fo:margin-top="0cm" fo:margin-bottom="0cm" fo:text-align="justify" style:justify-single-word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List_20_Paragraph" style:list-style-name="WWNum1">
      <style:paragraph-properties fo:margin-top="0cm" fo:margin-bottom="0cm"/>
    </style:style>
    <style:style style:name="P7" style:family="paragraph" style:parent-style-name="List_20_Paragraph">
      <style:paragraph-properties fo:margin-top="0cm" fo:margin-bottom="0cm"/>
      <style:text-properties fo:font-size="12pt" style:font-size-asian="12pt" style:font-size-complex="12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Utilisateurs</text:span></text:p>
      <text:p text:style-name="P1"><text:span text:style-name="T3">Rôles : </text:span></text:p>
      <text:list xml:id="list2043265253466615641" text:style-name="WWNum1">
        <text:list-item>
          <text:p text:style-name="P6"><text:span text:style-name="T2">SuperAdministrateur</text:span></text:p>
        </text:list-item>
        <text:list-item>
          <text:p text:style-name="P6"><text:span text:style-name="T2">Administrateur</text:span></text:p>
        </text:list-item>
        <text:list-item>
          <text:p text:style-name="P6"><text:span text:style-name="T2">Auteur</text:span></text:p>
        </text:list-item>
        <text:list-item>
          <text:p text:style-name="P6"><text:span text:style-name="T2">Anonyme</text:span></text:p>
        </text:list-item>
      </text:list>
      <text:p text:style-name="P7"/>
      <text:p text:style-name="P1"><text:span text:style-name="T3">Utilisateur :</text:span></text:p>
      <text:list xml:id="list22378185" text:continue-numbering="true" text:style-name="WWNum1">
        <text:list-item>
          <text:p text:style-name="P6"><text:span text:style-name="T2">Anonyme</text:span></text:p>
        </text:list-item>
        <text:list-item>
          <text:p text:style-name="P6"><text:span text:style-name="T2">User(super admin, admin ou auteur)</text:span></text:p>
        </text:list-item>
      </text:list>
      <text:p text:style-name="P2"/>
      <text:p text:style-name="P3">Membres :</text:p>
      <text:list xml:id="list7606125952771491403" text:style-name="L1">
        <text:list-item>
          <text:p text:style-name="P4">User</text:p>
          <text:list>
            <text:list-item>
              <text:p text:style-name="P4">Artiste</text:p>
            </text:list-item>
            <text:list-item>
              <text:p text:style-name="P4">Danseur</text:p>
            </text:list-item>
            <text:list-item>
              <text:p text:style-name="P4">Prof</text:p>
            </text:list-item>
            <text:list-item>
              <text:p text:style-name="P4">Dj</text:p>
            </text:list-item>
          </text:list>
        </text:list-item>
        <text:list-item>
          <text:p text:style-name="P4">Ecole</text:p>
        </text:list-item>
        <text:list-item>
          <text:p text:style-name="P4">Group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rtable</meta:initial-creator>
    <meta:editing-cycles>6</meta:editing-cycles>
    <meta:creation-date>2013-01-01T04:17:00</meta:creation-date>
    <dc:date>2013-05-02T02:22:04.19</dc:date>
    <meta:editing-duration>PT16S</meta:editing-duration>
    <meta:generator>OpenOffice.org/3.4.1$Win32 OpenOffice.org_project/341m1$Build-9593</meta:generator>
    <meta:document-statistic meta:table-count="0" meta:image-count="0" meta:object-count="0" meta:page-count="1" meta:paragraph-count="17" meta:word-count="37" meta:character-count="177"/>
    <meta:user-defined meta:name="AppVersion">12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